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digos" style:family="table" style:master-page-name="">
      <style:table-properties style:width="17.59cm" style:page-number="auto" table:align="margins"/>
    </style:style>
    <style:style style:name="codigos.A" style:family="table-column">
      <style:table-column-properties style:column-width="5.893cm" style:rel-column-width="3341*"/>
    </style:style>
    <style:style style:name="codigos.B" style:family="table-column">
      <style:table-column-properties style:column-width="11.696cm" style:rel-column-width="6631*"/>
    </style:style>
    <style:style style:name="codigos.A1" style:family="table-cell">
      <style:table-cell-properties fo:padding="0.097cm" fo:border-left="0.05pt solid #000000" fo:border-right="none" fo:border-top="0.05pt solid #000000" fo:border-bottom="0.05pt solid #000000"/>
    </style:style>
    <style:style style:name="codigos.B1" style:family="table-cell">
      <style:table-cell-properties fo:padding="0.097cm" fo:border="0.05pt solid #000000"/>
    </style:style>
    <style:style style:name="codigos.A2" style:family="table-cell">
      <style:table-cell-properties fo:padding="0.097cm" fo:border-left="0.05pt solid #000000" fo:border-right="none" fo:border-top="none" fo:border-bottom="0.05pt solid #000000"/>
    </style:style>
    <style:style style:name="codigo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054eb" officeooo:paragraph-rsid="001054eb"/>
    </style:style>
    <style:style style:name="P2" style:family="paragraph" style:parent-style-name="Text_20_body">
      <style:text-properties officeooo:rsid="001054eb" officeooo:paragraph-rsid="001054eb"/>
    </style:style>
    <style:style style:name="P3" style:family="paragraph" style:parent-style-name="Table_20_Contents">
      <style:text-properties officeooo:rsid="001054eb" officeooo:paragraph-rsid="001054eb"/>
    </style:style>
    <style:style style:name="P4" style:family="paragraph" style:parent-style-name="Table_20_Contents" style:list-style-name="L1">
      <style:text-properties officeooo:rsid="001054eb" officeooo:paragraph-rsid="001054eb"/>
    </style:style>
    <style:style style:name="P5" style:family="paragraph" style:parent-style-name="Table_20_Contents" style:list-style-name="L2">
      <style:text-properties officeooo:rsid="001054eb" officeooo:paragraph-rsid="001054eb"/>
    </style:style>
    <style:style style:name="P6" style:family="paragraph" style:parent-style-name="Table_20_Contents">
      <style:paragraph-properties>
        <style:tab-stops>
          <style:tab-stop style:position="0.397cm"/>
        </style:tab-stops>
      </style:paragraph-properties>
      <style:text-properties officeooo:rsid="001054eb" officeooo:paragraph-rsid="001054eb"/>
    </style:style>
    <style:style style:name="P7" style:family="paragraph" style:parent-style-name="Table_20_Contents">
      <style:paragraph-properties>
        <style:tab-stops>
          <style:tab-stop style:position="0.397cm"/>
        </style:tab-stops>
      </style:paragraph-properties>
      <style:text-properties officeooo:rsid="001054eb" officeooo:paragraph-rsid="001054eb"/>
    </style:style>
    <style:style style:name="P8" style:family="paragraph" style:parent-style-name="Table_20_Contents">
      <style:text-properties style:text-underline-style="none" officeooo:rsid="0010d149" officeooo:paragraph-rsid="0010d149"/>
    </style:style>
    <style:style style:name="P9" style:family="paragraph" style:parent-style-name="Table_20_Contents">
      <style:text-properties style:text-underline-style="none" officeooo:rsid="0012c59b" officeooo:paragraph-rsid="0012c59b"/>
    </style:style>
    <style:style style:name="P10" style:family="paragraph" style:parent-style-name="Table_20_Contents">
      <style:text-properties style:text-underline-style="none" officeooo:rsid="0013aef1" officeooo:paragraph-rsid="0013aef1"/>
    </style:style>
    <style:style style:name="P11" style:family="paragraph" style:parent-style-name="Table_20_Contents">
      <style:text-properties style:text-underline-style="none" officeooo:rsid="0013dc05" officeooo:paragraph-rsid="0013dc05"/>
    </style:style>
    <style:style style:name="P12" style:family="paragraph" style:parent-style-name="Table_20_Contents">
      <style:text-properties style:text-underline-style="none" officeooo:rsid="0013dc05" officeooo:paragraph-rsid="0015c342"/>
    </style:style>
    <style:style style:name="P13" style:family="paragraph" style:parent-style-name="Table_20_Contents">
      <style:text-properties style:text-underline-style="none" officeooo:rsid="0015c342" officeooo:paragraph-rsid="0015c342"/>
    </style:style>
    <style:style style:name="P14" style:family="paragraph" style:parent-style-name="Table_20_Contents">
      <style:text-properties style:text-underline-style="none" officeooo:rsid="0017bcb6" officeooo:paragraph-rsid="0017bcb6"/>
    </style:style>
    <style:style style:name="P15" style:family="paragraph" style:parent-style-name="Table_20_Contents">
      <style:text-properties style:text-underline-style="none" officeooo:rsid="0019f1d6" officeooo:paragraph-rsid="0019f1d6"/>
    </style:style>
    <style:style style:name="P16" style:family="paragraph" style:parent-style-name="Table_20_Contents">
      <style:text-properties style:text-underline-style="none" officeooo:rsid="001a3dfc" officeooo:paragraph-rsid="001a3dfc"/>
    </style:style>
    <style:style style:name="P17" style:family="paragraph" style:parent-style-name="Table_20_Contents">
      <style:text-properties style:text-underline-style="none" officeooo:rsid="001a3dfc" officeooo:paragraph-rsid="001b6edc"/>
    </style:style>
    <style:style style:name="P18" style:family="paragraph" style:parent-style-name="Table_20_Contents">
      <style:text-properties style:text-underline-style="none" officeooo:rsid="001b6edc" officeooo:paragraph-rsid="001b6edc"/>
    </style:style>
    <style:style style:name="P19" style:family="paragraph" style:parent-style-name="Table_20_Contents">
      <style:text-properties style:text-underline-style="none" officeooo:rsid="001bf8e9" officeooo:paragraph-rsid="001bf8e9"/>
    </style:style>
    <style:style style:name="P20" style:family="paragraph" style:parent-style-name="Table_20_Contents">
      <style:text-properties officeooo:rsid="0010d149" officeooo:paragraph-rsid="0010d149"/>
    </style:style>
    <style:style style:name="P21" style:family="paragraph" style:parent-style-name="Table_20_Contents">
      <style:text-properties officeooo:rsid="0012c59b" officeooo:paragraph-rsid="0012c59b"/>
    </style:style>
    <style:style style:name="P22" style:family="paragraph" style:parent-style-name="Table_20_Contents">
      <style:text-properties officeooo:rsid="0013aef1" officeooo:paragraph-rsid="0013aef1"/>
    </style:style>
    <style:style style:name="P23" style:family="paragraph" style:parent-style-name="Table_20_Contents">
      <loext:graphic-properties draw:fill="none"/>
      <style:paragraph-properties fo:margin-left="0cm" fo:margin-right="0cm" fo:text-indent="0.7cm" style:auto-text-indent="false" fo:background-color="transparent" text:number-lines="false" text:line-number="0"/>
      <style:text-properties officeooo:rsid="001054eb" officeooo:paragraph-rsid="001054eb"/>
    </style:style>
    <style:style style:name="P24" style:family="paragraph" style:parent-style-name="Table_20_Contents">
      <loext:graphic-properties draw:fill="none"/>
      <style:paragraph-properties fo:margin-left="0cm" fo:margin-right="0cm" fo:text-indent="0.499cm" style:auto-text-indent="false" fo:background-color="transparent" text:number-lines="false" text:line-number="0"/>
      <style:text-properties style:text-underline-style="none" officeooo:rsid="001b6edc" officeooo:paragraph-rsid="001b6edc"/>
    </style:style>
    <style:style style:name="P25" style:family="paragraph" style:parent-style-name="Table_20_Contents">
      <loext:graphic-properties draw:fill="none"/>
      <style:paragraph-properties fo:margin-left="0cm" fo:margin-right="0cm" fo:text-indent="0.499cm" style:auto-text-indent="false" fo:background-color="transparent" text:number-lines="false" text:line-number="0"/>
      <style:text-properties style:text-underline-style="none" officeooo:rsid="001b6edc" officeooo:paragraph-rsid="001bf8e9"/>
    </style:style>
    <style:style style:name="P26" style:family="paragraph" style:parent-style-name="Table_20_Contents">
      <loext:graphic-properties draw:fill="none"/>
      <style:paragraph-properties fo:margin-left="0cm" fo:margin-right="0cm" fo:text-indent="0.499cm" style:auto-text-indent="false" fo:background-color="transparent" text:number-lines="false" text:line-number="0"/>
      <style:text-properties style:text-underline-style="none" officeooo:rsid="001bf8e9" officeooo:paragraph-rsid="001bf8e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dc05"/>
    </style:style>
    <style:style style:name="T3" style:family="text">
      <style:text-properties officeooo:rsid="0015c342"/>
    </style:style>
    <style:style style:name="T4" style:family="text">
      <style:text-properties style:text-underline-style="none"/>
    </style:style>
    <style:style style:name="T5" style:family="text">
      <style:text-properties officeooo:rsid="00199bfa"/>
    </style:style>
    <style:style style:name="T6" style:family="text">
      <style:text-properties officeooo:rsid="001bf8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o de Códigos</text:p>
      <text:p text:style-name="P2"/>
      <table:table table:name="codigos" table:style-name="codigos">
        <table:table-column table:style-name="codigos.A"/>
        <table:table-column table:style-name="codigos.B"/>
        <table:table-row>
          <table:table-cell table:style-name="codigos.A1" office:value-type="string">
            <text:p text:style-name="P3">ID</text:p>
          </table:table-cell>
          <table:table-cell table:style-name="codigos.B1" office:value-type="string">
            <text:p text:style-name="P3">Número de identificación única de caso</text:p>
          </table:table-cell>
        </table:table-row>
        <table:table-row>
          <table:table-cell table:style-name="codigos.A2" office:value-type="string">
            <text:p text:style-name="P3">SEXO</text:p>
          </table:table-cell>
          <table:table-cell table:style-name="codigos.B2" office:value-type="string">
            <text:p text:style-name="P3">Sexo.</text:p>
            <text:list xml:id="list3427550968" text:style-name="L1">
              <text:list-item>
                <text:p text:style-name="P4">Varón</text:p>
              </text:list-item>
              <text:list-item>
                <text:p text:style-name="P4">Mujer</text:p>
              </text:list-item>
            </text:list>
          </table:table-cell>
        </table:table-row>
        <table:table-row>
          <table:table-cell table:style-name="codigos.A2" office:value-type="string">
            <text:p text:style-name="P3">EDADJUBILACION</text:p>
          </table:table-cell>
          <table:table-cell table:style-name="codigos.B2" office:value-type="string">
            <text:p text:style-name="P3">Edad de Jubilación</text:p>
          </table:table-cell>
        </table:table-row>
        <table:table-row>
          <table:table-cell table:style-name="codigos.A2" office:value-type="string">
            <text:p text:style-name="P3">GRUPOTOMA</text:p>
          </table:table-cell>
          <table:table-cell table:style-name="codigos.B2" office:value-type="string">
            <text:p text:style-name="P3">Grupos independientes tomados en diferentes momento temporales.</text:p>
          </table:table-cell>
        </table:table-row>
        <table:table-row>
          <table:table-cell table:style-name="codigos.A2" office:value-type="string">
            <text:p text:style-name="P3">TOMA</text:p>
          </table:table-cell>
          <table:table-cell table:style-name="codigos.B2" office:value-type="string">
            <text:p text:style-name="P3">Número de toma del cuestionario.</text:p>
          </table:table-cell>
        </table:table-row>
        <table:table-row>
          <table:table-cell table:style-name="codigos.A2" office:value-type="string">
            <text:p text:style-name="P3">EDAD</text:p>
          </table:table-cell>
          <table:table-cell table:style-name="codigos.B2" office:value-type="string">
            <text:p text:style-name="P3">Edad</text:p>
          </table:table-cell>
        </table:table-row>
        <table:table-row>
          <table:table-cell table:style-name="codigos.A2" office:value-type="string">
            <text:p text:style-name="P3">ECIVIL</text:p>
          </table:table-cell>
          <table:table-cell table:style-name="codigos.B2" office:value-type="string">
            <text:p text:style-name="P3">Estado civil</text:p>
            <text:list xml:id="list3525414604" text:style-name="L2">
              <text:list-item>
                <text:p text:style-name="P5">Soltero</text:p>
              </text:list-item>
              <text:list-item>
                <text:p text:style-name="P5">Casado</text:p>
              </text:list-item>
              <text:list-item>
                <text:p text:style-name="P5">Vive en pareja</text:p>
              </text:list-item>
              <text:list-item>
                <text:p text:style-name="P5">Separado</text:p>
              </text:list-item>
              <text:list-item>
                <text:p text:style-name="P5">Divorciado</text:p>
              </text:list-item>
              <text:list-item>
                <text:p text:style-name="P5">Viudo</text:p>
              </text:list-item>
            </text:list>
            <text:p text:style-name="P23">9. <text:s text:c="2"/>NS/NC</text:p>
            <text:p text:style-name="P3"/>
          </table:table-cell>
        </table:table-row>
        <table:table-row>
          <table:table-cell table:style-name="codigos.A2" office:value-type="string">
            <text:p text:style-name="P3">TIEMPOVIUDA</text:p>
          </table:table-cell>
          <table:table-cell table:style-name="codigos.B2" office:value-type="string">
            <text:p text:style-name="P3">Si es viuda/o ¿Hace cuánto tiempo?</text:p>
            <text:p text:style-name="P3"><text:s text:c="3"/>9. <text:s text:c="2"/>NS/NC</text:p>
          </table:table-cell>
        </table:table-row>
        <table:table-row>
          <table:table-cell table:style-name="codigos.A2" office:value-type="string">
            <text:p text:style-name="P3">EDADCONY</text:p>
          </table:table-cell>
          <table:table-cell table:style-name="codigos.B2" office:value-type="string">
            <text:p text:style-name="P3">Si está casada/o o en pareja, ¿Qué edad tiene su cónyugue?</text:p>
            <text:p text:style-name="P3"><text:s text:c="3"/>9. <text:s text:c="2"/>NS/NC</text:p>
          </table:table-cell>
        </table:table-row>
        <table:table-row>
          <table:table-cell table:style-name="codigos.A2" office:value-type="string">
            <text:p text:style-name="P3">ANIMO</text:p>
          </table:table-cell>
          <table:table-cell table:style-name="codigos.B2" office:value-type="string">
            <text:p text:style-name="P3">Diría que su estado de ánimo actualmente es:</text:p>
            <text:p text:style-name="P3"><text:s text:c="3"/>8. <text:s text:c="2"/>Excelente</text:p>
            <text:p text:style-name="P3"><text:s text:c="3"/>6. <text:s text:c="2"/>Muy bueno</text:p>
            <text:p text:style-name="P6"><text:s text:c="3"/>4. <text:s text:c="2"/>Bueno</text:p>
            <text:p text:style-name="P6"><text:s text:c="3"/>2. <text:s text:c="2"/>Regular</text:p>
            <text:p text:style-name="P6"><text:s text:c="3"/>0. <text:s text:c="2"/>Malo</text:p>
            <text:p text:style-name="P6"><text:s text:c="3"/>9. <text:s text:c="2"/>NS/NC</text:p>
          </table:table-cell>
        </table:table-row>
        <table:table-row>
          <table:table-cell table:style-name="codigos.A2" office:value-type="string">
            <text:p text:style-name="P3">OCUPACION</text:p>
          </table:table-cell>
          <table:table-cell table:style-name="codigos.B2" office:value-type="string">
            <text:p text:style-name="P3">¿Cuál es su ocupación actual?</text:p>
          </table:table-cell>
        </table:table-row>
        <table:table-row>
          <table:table-cell table:style-name="codigos.A2" office:value-type="string">
            <text:p text:style-name="P3">ULTIMAOCUPACION</text:p>
          </table:table-cell>
          <table:table-cell table:style-name="codigos.B2" office:value-type="string">
            <text:p text:style-name="P3">En caso de estar jubilado/a, ¿Cuál fue su última ocupación antes de jubilarse?</text:p>
          </table:table-cell>
        </table:table-row>
        <table:table-row>
          <table:table-cell table:style-name="codigos.A2" office:value-type="string">
            <text:p text:style-name="P8">HACECUANTO</text:p>
          </table:table-cell>
          <table:table-cell table:style-name="codigos.B2" office:value-type="string">
            <text:p text:style-name="P20">¿Hace cuánto que se jubiló?</text:p>
          </table:table-cell>
        </table:table-row>
        <table:table-row>
          <table:table-cell table:style-name="codigos.A2" office:value-type="string">
            <text:p text:style-name="P8">CAMBIOJUBIL</text:p>
          </table:table-cell>
          <table:table-cell table:style-name="codigos.B2" office:value-type="string">
            <text:p text:style-name="P20">¿Se ha producido algún cambio en su vida desde que se ha jubilado?</text:p>
            <text:p text:style-name="P20"><text:s text:c="2"/>0. <text:s text:c="2"/>No</text:p>
            <text:p text:style-name="P20"><text:s text:c="2"/>1. <text:s text:c="2"/>Sí</text:p>
            <text:p text:style-name="P20"><text:s text:c="2"/>9. <text:s text:c="2"/>NS/NC <text:s/></text:p>
          </table:table-cell>
        </table:table-row>
        <text:soft-page-break/>
        <table:table-row>
          <table:table-cell table:style-name="codigos.A2" office:value-type="string">
            <text:p text:style-name="P9">COMOCAMBIO</text:p>
          </table:table-cell>
          <table:table-cell table:style-name="codigos.B2" office:value-type="string">
            <text:p text:style-name="P21">En caso de que la respuesta haya sido afirmativa ¿Cómo ha sido dicho cambio?</text:p>
            <text:p text:style-name="P21"><text:s text:c="3"/>4. <text:s text:c="2"/>Excelente</text:p>
            <text:p text:style-name="P21"><text:s text:c="3"/>3. <text:s text:c="2"/>Muy bueno</text:p>
            <text:p text:style-name="P21"><text:s text:c="3"/>2. <text:s text:c="2"/>Bueno</text:p>
            <text:p text:style-name="P21"><text:s text:c="3"/>1. <text:s text:c="2"/>Regular</text:p>
            <text:p text:style-name="P21"><text:s text:c="3"/>0. <text:s text:c="2"/>Malo</text:p>
            <text:p text:style-name="P21"><text:s text:c="3"/>9. <text:s text:c="2"/>NS/NC</text:p>
          </table:table-cell>
        </table:table-row>
        <table:table-row>
          <table:table-cell table:style-name="codigos.A2" office:value-type="string">
            <text:p text:style-name="P10">NIVELESESTUDIOS</text:p>
          </table:table-cell>
          <table:table-cell table:style-name="codigos.B2" office:value-type="string">
            <text:p text:style-name="P22">Nivel máximo de estudios alcanzados.</text:p>
            <text:p text:style-name="P22"><text:s text:c="3"/>1. <text:s text:c="2"/>Primaria incompleta</text:p>
            <text:p text:style-name="P22"><text:s text:c="3"/>2. <text:s text:c="2"/>Primaria completa</text:p>
            <text:p text:style-name="P22"><text:s text:c="3"/>3. <text:s text:c="2"/>Secundaria incompleta</text:p>
            <text:p text:style-name="P22"><text:s text:c="3"/>4. <text:s text:c="2"/>Secundaria completa</text:p>
            <text:p text:style-name="P22"><text:s text:c="3"/>5. <text:s text:c="2"/>Estudios terciarios</text:p>
            <text:p text:style-name="P22"><text:s text:c="3"/>6. <text:s text:c="2"/>Universitarios o superiores</text:p>
            <text:p text:style-name="P22"><text:s text:c="3"/>7. <text:s text:c="2"/>NS/NC</text:p>
          </table:table-cell>
        </table:table-row>
        <table:table-row>
          <table:table-cell table:style-name="codigos.A2" office:value-type="string">
            <text:p text:style-name="P10">VECESMEDICO</text:p>
          </table:table-cell>
          <table:table-cell table:style-name="codigos.B2" office:value-type="string">
            <text:p text:style-name="P22">¿Cuántas veces ha ido al médico en el último mes?</text:p>
          </table:table-cell>
        </table:table-row>
        <table:table-row>
          <table:table-cell table:style-name="codigos.A2" office:value-type="string">
            <text:p text:style-name="P10">SALUDSUBJ</text:p>
          </table:table-cell>
          <table:table-cell table:style-name="codigos.B2" office:value-type="string">
            <text:p text:style-name="P10">Diría que su estado de salud es</text:p>
            <text:p text:style-name="P10"><text:s text:c="3"/>1. <text:s text:c="2"/>Excelente</text:p>
            <text:p text:style-name="P10"><text:s text:c="3"/>2. <text:s text:c="2"/>Muy bueno</text:p>
            <text:p text:style-name="P10"><text:s text:c="3"/>3. <text:s text:c="2"/>Bueno</text:p>
            <text:p text:style-name="P10"><text:s text:c="3"/>4. <text:s text:c="2"/>Regular</text:p>
            <text:p text:style-name="P10"><text:s text:c="3"/>5. <text:s text:c="2"/>Malo</text:p>
            <text:p text:style-name="P10"><text:s text:c="3"/>9. <text:s text:c="2"/>NS/NC</text:p>
          </table:table-cell>
        </table:table-row>
        <table:table-row>
          <table:table-cell table:style-name="codigos.A2" office:value-type="string">
            <text:p text:style-name="P11">SALUDSATIS</text:p>
          </table:table-cell>
          <table:table-cell table:style-name="codigos.B2" office:value-type="string">
            <text:p text:style-name="P11">¿Se siente satisfecho con su actual estado de salud?</text:p>
            <text:p text:style-name="P11"><text:s text:c="3"/>0. <text:s text:c="2"/>Nada</text:p>
            <text:p text:style-name="P11"><text:s text:c="3"/>1. <text:s text:c="2"/>Algo</text:p>
            <text:p text:style-name="P11"><text:s text:c="3"/>2. <text:s text:c="2"/>Bastante</text:p>
            <text:p text:style-name="P11"><text:s text:c="3"/>3. <text:s text:c="2"/>Mucho</text:p>
            <text:p text:style-name="P11"><text:s text:c="3"/>4. <text:s text:c="2"/>Totalmente</text:p>
            <text:p text:style-name="P11"><text:s text:c="3"/>5. <text:s text:c="2"/>NS/NC</text:p>
          </table:table-cell>
        </table:table-row>
        <table:table-row>
          <table:table-cell table:style-name="codigos.A2" office:value-type="string">
            <text:p text:style-name="P13">VIDASTIS</text:p>
          </table:table-cell>
          <table:table-cell table:style-name="codigos.B2" office:value-type="string">
            <text:p text:style-name="P13">¿Cómo está de satisfecho con su vida ahora?</text:p>
            <text:p text:style-name="P13"><text:s text:c="3"/><text:span text:style-name="T2">0. <text:s text:c="2"/>Nada</text:span></text:p>
            <text:p text:style-name="P12"><text:s text:c="3"/><text:span text:style-name="T3">3</text:span>. <text:s text:c="2"/>Algo</text:p>
            <text:p text:style-name="P12"><text:s text:c="3"/><text:span text:style-name="T3">6</text:span>. <text:s text:c="2"/>Bastante</text:p>
            <text:p text:style-name="P12"><text:s text:c="3"/><text:span text:style-name="T3">9</text:span>. <text:s text:c="2"/>Mucho</text:p>
            <text:p text:style-name="P12"><text:s text:c="3"/><text:span text:style-name="T3">7</text:span>. <text:s text:c="2"/>NS/NC</text:p>
          </table:table-cell>
        </table:table-row>
        <table:table-row>
          <table:table-cell table:style-name="codigos.A2" office:value-type="string">
            <text:p text:style-name="P13">HACIENDOMAYOR</text:p>
          </table:table-cell>
          <table:table-cell table:style-name="codigos.B2" office:value-type="string">
            <text:p text:style-name="P13">Según se va haciendo mayor, las cosas son para usted</text:p>
            <text:p text:style-name="P13"><text:s text:c="3"/>9. <text:s text:c="2"/>Mejor</text:p>
            <text:p text:style-name="P13"><text:s text:c="3"/>6. <text:s text:c="2"/>Igual</text:p>
            <text:p text:style-name="P13"><text:s text:c="3"/>3. <text:s text:c="2"/>Peor</text:p>
            <text:p text:style-name="P13"><text:s text:c="3"/>0. <text:s text:c="2"/>NS/NC</text:p>
          </table:table-cell>
        </table:table-row>
        <table:table-row>
          <table:table-cell table:style-name="codigos.A2" office:value-type="string">
            <text:p text:style-name="P14">CONQUIENVIVE</text:p>
          </table:table-cell>
          <table:table-cell table:style-name="codigos.B2" office:value-type="string">
            <text:p text:style-name="P14"><text:s text:c="3"/>1. <text:s text:c="2"/>Solo</text:p>
            <text:p text:style-name="P14"><text:s text:c="3"/>2. <text:s text:c="2"/>Con su esposo/a o pareja</text:p>
            <text:p text:style-name="P14"><text:s text:c="3"/>3. <text:s text:c="2"/>Con su/s hijo/s</text:p>
            <text:p text:style-name="P14"><text:soft-page-break/><text:s text:c="3"/>4. <text:s text:c="2"/>Con su/s nieto/s</text:p>
            <text:p text:style-name="P14"><text:s text:c="3"/>5. <text:s text:c="2"/>Con su esposo/a y sus hijo/s</text:p>
            <text:p text:style-name="P14"><text:s text:c="3"/>6. <text:s text:c="2"/>Con su esposo/a, sus hijo/s y nieto/s</text:p>
            <text:p text:style-name="P14"><text:s text:c="3"/>7. <text:s text:c="2"/>Con otros familiares</text:p>
            <text:p text:style-name="P14"><text:s text:c="3"/>8. <text:s text:c="2"/><text:span text:style-name="T5">Con otras personas que no son familia</text:span></text:p>
            <text:p text:style-name="P14"><text:s text:c="3"/>9. <text:s text:c="2"/><text:span text:style-name="T5">En residencia</text:span></text:p>
            <text:p text:style-name="P14"><text:s text:c="3"/>0. <text:s text:c="2"/><text:span text:style-name="T5">NS/NC</text:span></text:p>
          </table:table-cell>
        </table:table-row>
        <table:table-row>
          <table:table-cell table:style-name="codigos.A2" office:value-type="string">
            <text:p text:style-name="P15">MIEMBROSHOGAR</text:p>
          </table:table-cell>
          <table:table-cell table:style-name="codigos.B2" office:value-type="string">
            <text:p text:style-name="P15">Número de miembros en el hogar</text:p>
          </table:table-cell>
        </table:table-row>
        <table:table-row>
          <table:table-cell table:style-name="codigos.A2" office:value-type="string">
            <text:p text:style-name="P16">VECES</text:p>
            <text:p text:style-name="P24">1. Esposo/a</text:p>
            <text:p text:style-name="P24">2. Hermanos/as</text:p>
            <text:p text:style-name="P24">3. Hijos varones</text:p>
            <text:p text:style-name="P24">4. Hijas mujeres</text:p>
            <text:p text:style-name="P24">5. Nietos/as</text:p>
            <text:p text:style-name="P24">6. Nueras</text:p>
            <text:p text:style-name="P24">7. Yernos</text:p>
            <text:p text:style-name="P24">8. Cuñados/as</text:p>
            <text:p text:style-name="P24">9. Padres</text:p>
            <text:p text:style-name="P24">10. Otros familiares</text:p>
            <text:p text:style-name="P24">11. Amigos</text:p>
            <text:p text:style-name="P24">12. Vecinos</text:p>
            <text:p text:style-name="P24">13. Otras personas</text:p>
          </table:table-cell>
          <table:table-cell table:style-name="codigos.B2" office:value-type="string">
            <text:p text:style-name="P16">¿En esta semana? Cuántas veces se vio con?</text:p>
            <text:p text:style-name="P16"/>
          </table:table-cell>
        </table:table-row>
        <table:table-row>
          <table:table-cell table:style-name="codigos.A2" office:value-type="string">
            <text:p text:style-name="P18">LLEVA</text:p>
            <text:p text:style-name="P24">1. Esposo/a</text:p>
            <text:p text:style-name="P24">2. Hermanos/as</text:p>
            <text:p text:style-name="P24">3. Hijos varones</text:p>
            <text:p text:style-name="P24">4. Hijas mujeres</text:p>
            <text:p text:style-name="P24">5. Nueras</text:p>
            <text:p text:style-name="P24">6. Yernos</text:p>
            <text:p text:style-name="P24">7. Cuñados/as</text:p>
            <text:p text:style-name="P24">8. Padres</text:p>
            <text:p text:style-name="P24">9. Otros familiares</text:p>
            <text:p text:style-name="P24">10. Amigos</text:p>
            <text:p text:style-name="P24">11. Vecinos</text:p>
            <text:p text:style-name="P24">12. Otras personas</text:p>
          </table:table-cell>
          <table:table-cell table:style-name="codigos.B2" office:value-type="string">
            <text:p text:style-name="P18">¿Cómo se lleva ud. Con las siguientes personas?</text:p>
            <text:p text:style-name="P17"><text:s text:c="3"/>0. <text:s text:c="2"/>No tengo</text:p>
            <text:p text:style-name="P17"><text:s text:c="3"/>1. <text:s text:c="2"/>Mal</text:p>
            <text:p text:style-name="P17"><text:s text:c="3"/>2. <text:s text:c="2"/>Regular</text:p>
            <text:p text:style-name="P17"><text:s text:c="3"/>3. <text:s text:c="2"/>Bien</text:p>
            <text:p text:style-name="P17"><text:s text:c="3"/>4. <text:s text:c="2"/>Muy bien</text:p>
            <text:p text:style-name="P17"><text:s text:c="3"/>5. <text:s text:c="2"/>Excelente</text:p>
            <text:p text:style-name="P17"><text:s text:c="3"/>9. <text:s text:c="2"/>NS/NC</text:p>
          </table:table-cell>
        </table:table-row>
        <table:table-row>
          <table:table-cell table:style-name="codigos.A2" office:value-type="string">
            <text:p text:style-name="P18">MOTIVO</text:p>
            <text:p text:style-name="P24">1. Ocupar mi tiempo libre</text:p>
            <text:p text:style-name="P24">2. Mantenerme activo</text:p>
            <text:p text:style-name="P24">3. Distraeerme, hacer algo para no aburrirme.</text:p>
            <text:p text:style-name="P24">4. Solucionar problemas personales</text:p>
            <text:p text:style-name="P24">5. Mejorar mis relaciones familiares</text:p>
            <text:p text:style-name="P24">6. Hacer amigos. Insertarme en un grupo</text:p>
            <text:p text:style-name="P24">7. Reencontrarme con mis <text:soft-page-break/>amistades.</text:p>
            <text:p text:style-name="P24">8. Mejorar mi vida diaria (memoria, atención)</text:p>
            <text:p text:style-name="P24">9. Actualizarme, estar al día.</text:p>
            <text:p text:style-name="P24">10. Saldar una deuda vocacional pendiente</text:p>
            <text:p text:style-name="P24">11. Aprender cosas nuevas</text:p>
            <text:p text:style-name="P24">12. Favorecer mi crecimiento personal</text:p>
            <text:p text:style-name="P24">13. Expresarme (pintura, escritura)</text:p>
            <text:p text:style-name="P24">14. Entontrar formas de ayudar a otros</text:p>
            <text:p text:style-name="P24">15. Ampliar mi concimiento del mundo</text:p>
            <text:p text:style-name="P24">16. Tener un espacio para discutir sobre política</text:p>
            <text:p text:style-name="P24">17. Divertirme y pasarla bien</text:p>
            <text:p text:style-name="P24">18. Buscar pareja o novio/a</text:p>
            <text:p text:style-name="P24">19. Sentirme joven y activo</text:p>
          </table:table-cell>
          <table:table-cell table:style-name="codigos.B2" office:value-type="string">
            <text:p text:style-name="P18">Sus principales motivos para acercarse al CEPRAM fueron</text:p>
            <text:p text:style-name="P18"><text:s text:c="3"/>4. <text:s text:c="2"/>Muy Importante</text:p>
            <text:p text:style-name="P18"><text:s text:c="3"/>3. <text:s text:c="2"/>Importante</text:p>
            <text:p text:style-name="P18"><text:s text:c="3"/>2. <text:s text:c="2"/>Poco importante</text:p>
            <text:p text:style-name="P18"><text:s text:c="3"/>1. <text:s text:c="2"/>Nada importante</text:p>
            <text:p text:style-name="P18"><text:s text:c="3"/>9. <text:s text:c="2"/>NS/NC</text:p>
          </table:table-cell>
        </table:table-row>
        <table:table-row>
          <table:table-cell table:style-name="codigos.A2" office:value-type="string">
            <text:p text:style-name="P19">AÑOS</text:p>
          </table:table-cell>
          <table:table-cell table:style-name="codigos.B2" office:value-type="string">
            <text:p text:style-name="P19">¿Cuántos años hace que asiste al CEPRAM?</text:p>
          </table:table-cell>
        </table:table-row>
        <table:table-row>
          <table:table-cell table:style-name="codigos.A2" office:value-type="string">
            <text:p text:style-name="P19">LOGROS</text:p>
            <text:p text:style-name="P25">1. <text:span text:style-name="T6">Ha aprendido cosas importantes para su vida</text:span></text:p>
            <text:p text:style-name="P25">2. <text:span text:style-name="T6">Ha recuperado la ilusión de vivir</text:span></text:p>
            <text:p text:style-name="P25">3. <text:span text:style-name="T6">Ha cambiado su actitud frente a la vida</text:span></text:p>
            <text:p text:style-name="P25">4. <text:span text:style-name="T6">Han mejorado sus relaciones familiares</text:span></text:p>
            <text:p text:style-name="P25">5. <text:span text:style-name="T6">Ha mejorado su memoria y su capacidad cognitiva</text:span></text:p>
            <text:p text:style-name="P25">6. <text:span text:style-name="T6">Ha hecho nuevos amigos</text:span></text:p>
            <text:p text:style-name="P25">7. <text:span text:style-name="T6">La ha pasado bien</text:span></text:p>
            <text:p text:style-name="P25">8. <text:span text:style-name="T6">Siente que ha crecido personalmente</text:span></text:p>
            <text:p text:style-name="P25">9. <text:span text:style-name="T6">Ha comprendido más a sus familiares y amigos</text:span></text:p>
            <text:p text:style-name="P25">10. <text:span text:style-name="T6">Se ha involucrado en tareas sociales</text:span></text:p>
            <text:p text:style-name="P25">11. <text:span text:style-name="T6">Ha ayudado a otras personas</text:span></text:p>
            <text:p text:style-name="P25">12. <text:span text:style-name="T6">Se ha sentido contenido en momentos difíciles</text:span></text:p>
            <text:p text:style-name="P25">13. <text:span text:style-name="T6">Ha tenido momentos de alegría y felicidad.</text:span></text:p>
            <text:p text:style-name="P26">14. Se ha sentido mejor de <text:soft-page-break/>salud.</text:p>
            <text:p text:style-name="P26">15. Ha mejorado su estado de ánimo.</text:p>
            <text:p text:style-name="P26">16. Ha actualizado sus contenidos.</text:p>
          </table:table-cell>
          <table:table-cell table:style-name="codigos.B2" office:value-type="string">
            <text:p text:style-name="P19">A lo largo de su paso por el CEPRAM</text:p>
            <text:p text:style-name="P19"><text:s text:c="3"/>4. <text:s text:c="2"/>Mucho</text:p>
            <text:p text:style-name="P19"><text:s text:c="3"/>3. <text:s text:c="2"/>Bastante</text:p>
            <text:p text:style-name="P19"><text:s text:c="3"/>2. <text:s text:c="2"/>Poco</text:p>
            <text:p text:style-name="P19"><text:s text:c="3"/>1. <text:s text:c="2"/>Nada</text:p>
            <text:p text:style-name="P19"><text:s text:c="3"/>9. <text:s text:c="2"/>NS/NC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5" meta:paragraph-count="198" meta:word-count="706" meta:character-count="4274" meta:non-whitespace-character-count="3411"/>
  </office:meta>
</office:document-meta>
</file>